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9.58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:.E1])" office:value-type="string" office:string-value="AF=Afghanistan;Asia" calcext:value-type="string">
            <text:p>AF=Afghanistan;Asia</text:p>
          </table:table-cell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Ãland Island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2:.E2])" office:value-type="string" office:string-value="AX=Ãland Islands;Europe" calcext:value-type="string">
            <text:p>AX=Ãland Islands;Europe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3:.E3])" office:value-type="string" office:string-value="AL=Albania;Europe" calcext:value-type="string">
            <text:p>AL=Albania;Europ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4:.E4])" office:value-type="string" office:string-value="DZ=Algeria;Africa" calcext:value-type="string">
            <text:p>DZ=Algeria;Africa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5:.E5])" office:value-type="string" office:string-value="AS=American Samoa;Oceania" calcext:value-type="string">
            <text:p>AS=American Samoa;Oceania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6:.E6])" office:value-type="string" office:string-value="AD=Andorra;Europe" calcext:value-type="string">
            <text:p>AD=Andorra;Europe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7:.E7])" office:value-type="string" office:string-value="AO=Angola;Africa" calcext:value-type="string">
            <text:p>AO=Angola;Africa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8:.E8])" office:value-type="string" office:string-value="AI=Anguilla;North America" calcext:value-type="string">
            <text:p>AI=Anguilla;North America</text:p>
          </table:table-cell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ntarctica</text:p>
          </table:table-cell>
          <table:table-cell table:formula="of:=COM.MICROSOFT.CONCAT([.A9:.E9])" office:value-type="string" office:string-value="AQ=Antarctica;Antarctica" calcext:value-type="string">
            <text:p>AQ=Antarctica;Antarctica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10:.E10])" office:value-type="string" office:string-value="AG=Antigua and Barbuda;North America" calcext:value-type="string">
            <text:p>AG=Antigua and Barbuda;North America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outh America</text:p>
          </table:table-cell>
          <table:table-cell table:formula="of:=COM.MICROSOFT.CONCAT([.A11:.E11])" office:value-type="string" office:string-value="AR=Argentina;South America" calcext:value-type="string">
            <text:p>AR=Argentina;South America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2:.E12])" office:value-type="string" office:string-value="AM=Armenia;Asia" calcext:value-type="string">
            <text:p>AM=Armenia;Asia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13:.E13])" office:value-type="string" office:string-value="AW=Aruba;North America" calcext:value-type="string">
            <text:p>AW=Aruba;North America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14:.E14])" office:value-type="string" office:string-value="AU=Australia;Oceania" calcext:value-type="string">
            <text:p>AU=Australia;Oceania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5:.E15])" office:value-type="string" office:string-value="AT=Austria;Europe" calcext:value-type="string">
            <text:p>AT=Austria;Europe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6:.E16])" office:value-type="string" office:string-value="AZ=Azerbaijan;Asia" calcext:value-type="string">
            <text:p>AZ=Azerbaijan;Asia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17:.E17])" office:value-type="string" office:string-value="BS=Bahamas;North America" calcext:value-type="string">
            <text:p>BS=Bahamas;North America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8:.E18])" office:value-type="string" office:string-value="BH=Bahrain;Asia" calcext:value-type="string">
            <text:p>BH=Bahrain;Asia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9:.E19])" office:value-type="string" office:string-value="BD=Bangladesh;Asia" calcext:value-type="string">
            <text:p>BD=Bangladesh;Asia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20:.E20])" office:value-type="string" office:string-value="BB=Barbados;North America" calcext:value-type="string">
            <text:p>BB=Barbados;North America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21:.E21])" office:value-type="string" office:string-value="BY=Belarus;Europe" calcext:value-type="string">
            <text:p>BY=Belarus;Europe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22:.E22])" office:value-type="string" office:string-value="BE=Belgium;Europe" calcext:value-type="string">
            <text:p>BE=Belgium;Europe</text:p>
          </table:table-cell>
        </table:table-row>
        <table:table-row table:style-name="ro1">
          <table:table-cell office:value-type="string" calcext:value-type="string">
            <text:p>BZ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23:.E23])" office:value-type="string" office:string-value="BZ=Belize;North America" calcext:value-type="string">
            <text:p>BZ=Belize;North America</text:p>
          </table:table-cell>
        </table:table-row>
        <table:table-row table:style-name="ro1">
          <table:table-cell office:value-type="string" calcext:value-type="string">
            <text:p>BJ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24:.E24])" office:value-type="string" office:string-value="BJ=Benin;Africa" calcext:value-type="string">
            <text:p>BJ=Benin;Africa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25:.E25])" office:value-type="string" office:string-value="BM=Bermuda;North America" calcext:value-type="string">
            <text:p>BM=Bermuda;North America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26:.E26])" office:value-type="string" office:string-value="BT=Bhutan;Asia" calcext:value-type="string">
            <text:p>BT=Bhutan;Asia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outh America</text:p>
          </table:table-cell>
          <table:table-cell table:formula="of:=COM.MICROSOFT.CONCAT([.A27:.E27])" office:value-type="string" office:string-value="BO=Bolivia;South America" calcext:value-type="string">
            <text:p>BO=Bolivia;South America</text:p>
          </table:table-cell>
        </table:table-row>
        <table:table-row table:style-name="ro1">
          <table:table-cell office:value-type="string" calcext:value-type="string">
            <text:p>BQ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28:.E28])" office:value-type="string" office:string-value="BQ=Bonaire, Sint Eustatius and Saba;North America" calcext:value-type="string">
            <text:p>BQ=Bonaire, Sint Eustatius and Saba;North America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29:.E29])" office:value-type="string" office:string-value="BA=Bosnia and Herzegovina;Europe" calcext:value-type="string">
            <text:p>BA=Bosnia and Herzegovina;Europe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30:.E30])" office:value-type="string" office:string-value="BW=Botswana;Africa" calcext:value-type="string">
            <text:p>BW=Botswana;Africa</text:p>
          </table:table-cell>
        </table:table-row>
        <table:table-row table:style-name="ro1">
          <table:table-cell office:value-type="string" calcext:value-type="string">
            <text:p>B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ouvet Islan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outh America</text:p>
          </table:table-cell>
          <table:table-cell table:formula="of:=COM.MICROSOFT.CONCAT([.A31:.E31])" office:value-type="string" office:string-value="BV=Bouvet Island;South America" calcext:value-type="string">
            <text:p>BV=Bouvet Island;South America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outh America</text:p>
          </table:table-cell>
          <table:table-cell table:formula="of:=COM.MICROSOFT.CONCAT([.A32:.E32])" office:value-type="string" office:string-value="BR=Brazil;South America" calcext:value-type="string">
            <text:p>BR=Brazil;South America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33:.E33])" office:value-type="string" office:string-value="IO=British Indian Ocean Territory;Africa" calcext:value-type="string">
            <text:p>IO=British Indian Ocean Territory;Africa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34:.E34])" office:value-type="string" office:string-value="BN=Brunei Darussalam;Asia" calcext:value-type="string">
            <text:p>BN=Brunei Darussalam;Asia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35:.E35])" office:value-type="string" office:string-value="BG=Bulgaria;Europe" calcext:value-type="string">
            <text:p>BG=Bulgaria;Europe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36:.E36])" office:value-type="string" office:string-value="BF=Burkina Faso;Africa" calcext:value-type="string">
            <text:p>BF=Burkina Faso;Africa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37:.E37])" office:value-type="string" office:string-value="BI=Burundi;Africa" calcext:value-type="string">
            <text:p>BI=Burundi;Africa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38:.E38])" office:value-type="string" office:string-value="CV=Cabo Verde;Africa" calcext:value-type="string">
            <text:p>CV=Cabo Verde;Africa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39:.E39])" office:value-type="string" office:string-value="KH=Cambodia;Asia" calcext:value-type="string">
            <text:p>KH=Cambodia;Asia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40:.E40])" office:value-type="string" office:string-value="CM=Cameroon;Africa" calcext:value-type="string">
            <text:p>CM=Cameroon;Afric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41:.E41])" office:value-type="string" office:string-value="CA=Canada;North America" calcext:value-type="string">
            <text:p>CA=Canada;North America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42:.E42])" office:value-type="string" office:string-value="KY=Cayman Islands;North America" calcext:value-type="string">
            <text:p>KY=Cayman Islands;North America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43:.E43])" office:value-type="string" office:string-value="CF=Central African Republic;Africa" calcext:value-type="string">
            <text:p>CF=Central African Republic;Africa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44:.E44])" office:value-type="string" office:string-value="TD=Chad;Africa" calcext:value-type="string">
            <text:p>TD=Chad;Africa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outh America</text:p>
          </table:table-cell>
          <table:table-cell table:formula="of:=COM.MICROSOFT.CONCAT([.A45:.E45])" office:value-type="string" office:string-value="CL=Chile;South America" calcext:value-type="string">
            <text:p>CL=Chile;South America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46:.E46])" office:value-type="string" office:string-value="CN=China;Asia" calcext:value-type="string">
            <text:p>CN=China;Asia</text:p>
          </table:table-cell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hristmas Islan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47:.E47])" office:value-type="string" office:string-value="CX=Christmas Island;Oceania" calcext:value-type="string">
            <text:p>CX=Christmas Island;Oceania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cos (Keeling) Island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48:.E48])" office:value-type="string" office:string-value="CC=Cocos (Keeling) Islands;Oceania" calcext:value-type="string">
            <text:p>CC=Cocos (Keeling) Islands;Oceania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outh America</text:p>
          </table:table-cell>
          <table:table-cell table:formula="of:=COM.MICROSOFT.CONCAT([.A49:.E49])" office:value-type="string" office:string-value="CO=Colombia;South America" calcext:value-type="string">
            <text:p>CO=Colombia;South America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50:.E50])" office:value-type="string" office:string-value="KM=Comoros;Africa" calcext:value-type="string">
            <text:p>KM=Comoros;Africa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51:.E51])" office:value-type="string" office:string-value="CG=Congo;Africa" calcext:value-type="string">
            <text:p>CG=Congo;Africa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go, Democratic Republic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52:.E52])" office:value-type="string" office:string-value="CD=Congo, Democratic Republic;Africa" calcext:value-type="string">
            <text:p>CD=Congo, Democratic Republic;Africa</text:p>
          </table:table-cell>
        </table:table-row>
        <table:table-row table:style-name="ro1">
          <table:table-cell office:value-type="string" calcext:value-type="string">
            <text:p>C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53:.E53])" office:value-type="string" office:string-value="CK=Cook Islands;Oceania" calcext:value-type="string">
            <text:p>CK=Cook Islands;Oceania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54:.E54])" office:value-type="string" office:string-value="CR=Costa Rica;North America" calcext:value-type="string">
            <text:p>CR=Costa Rica;North America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55:.E55])" office:value-type="string" office:string-value="CI=Côte d'Ivoire;Africa" calcext:value-type="string">
            <text:p>CI=Côte d'Ivoire;Africa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56:.E56])" office:value-type="string" office:string-value="HR=Croatia;Europe" calcext:value-type="string">
            <text:p>HR=Croatia;Europe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57:.E57])" office:value-type="string" office:string-value="CU=Cuba;North America" calcext:value-type="string">
            <text:p>CU=Cuba;North America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58:.E58])" office:value-type="string" office:string-value="CW=Curaçao;North America" calcext:value-type="string">
            <text:p>CW=Curaçao;North America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59:.E59])" office:value-type="string" office:string-value="CY=Cyprus;Asia" calcext:value-type="string">
            <text:p>CY=Cyprus;Asia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60:.E60])" office:value-type="string" office:string-value="CZ=Czechia;Europe" calcext:value-type="string">
            <text:p>CZ=Czechia;Europe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61:.E61])" office:value-type="string" office:string-value="DK=Denmark;Europe" calcext:value-type="string">
            <text:p>DK=Denmark;Europe</text:p>
          </table:table-cell>
        </table:table-row>
        <table:table-row table:style-name="ro1">
          <table:table-cell office:value-type="string" calcext:value-type="string">
            <text:p>DJ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62:.E62])" office:value-type="string" office:string-value="DJ=Djibouti;Africa" calcext:value-type="string">
            <text:p>DJ=Djibouti;Africa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63:.E63])" office:value-type="string" office:string-value="DM=Dominica;North America" calcext:value-type="string">
            <text:p>DM=Dominica;North America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64:.E64])" office:value-type="string" office:string-value="DO=Dominican Republic;North America" calcext:value-type="string">
            <text:p>DO=Dominican Republic;North America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outh America</text:p>
          </table:table-cell>
          <table:table-cell table:formula="of:=COM.MICROSOFT.CONCAT([.A65:.E65])" office:value-type="string" office:string-value="EC=Ecuador;South America" calcext:value-type="string">
            <text:p>EC=Ecuador;South America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66:.E66])" office:value-type="string" office:string-value="EG=Egypt;Africa" calcext:value-type="string">
            <text:p>EG=Egypt;Africa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67:.E67])" office:value-type="string" office:string-value="SV=El Salvador;North America" calcext:value-type="string">
            <text:p>SV=El Salvador;North America</text:p>
          </table:table-cell>
        </table:table-row>
        <table:table-row table:style-name="ro1">
          <table:table-cell office:value-type="string" calcext:value-type="string">
            <text:p>GQ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68:.E68])" office:value-type="string" office:string-value="GQ=Equatorial Guinea;Africa" calcext:value-type="string">
            <text:p>GQ=Equatorial Guinea;Africa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69:.E69])" office:value-type="string" office:string-value="ER=Eritrea;Africa" calcext:value-type="string">
            <text:p>ER=Eritrea;Africa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70:.E70])" office:value-type="string" office:string-value="EE=Estonia;Europe" calcext:value-type="string">
            <text:p>EE=Estonia;Europe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71:.E71])" office:value-type="string" office:string-value="ET=Ethiopia;Africa" calcext:value-type="string">
            <text:p>ET=Ethiopia;Africa</text:p>
          </table:table-cell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alkland Islands (Malvinas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outh America</text:p>
          </table:table-cell>
          <table:table-cell table:formula="of:=COM.MICROSOFT.CONCAT([.A72:.E72])" office:value-type="string" office:string-value="FK=Falkland Islands (Malvinas);South America" calcext:value-type="string">
            <text:p>FK=Falkland Islands (Malvinas);South America</text:p>
          </table:table-cell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73:.E73])" office:value-type="string" office:string-value="FO=Faroe Islands;Europe" calcext:value-type="string">
            <text:p>FO=Faroe Islands;Europe</text:p>
          </table:table-cell>
        </table:table-row>
        <table:table-row table:style-name="ro1">
          <table:table-cell office:value-type="string" calcext:value-type="string">
            <text:p>FJ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74:.E74])" office:value-type="string" office:string-value="FJ=Fiji;Oceania" calcext:value-type="string">
            <text:p>FJ=Fiji;Oceania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75:.E75])" office:value-type="string" office:string-value="FI=Finland;Europe" calcext:value-type="string">
            <text:p>FI=Finland;Europe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76:.E76])" office:value-type="string" office:string-value="FR=France;Europe" calcext:value-type="string">
            <text:p>FR=France;Europe</text:p>
          </table:table-cell>
        </table:table-row>
        <table:table-row table:style-name="ro1">
          <table:table-cell office:value-type="string" calcext:value-type="string">
            <text:p>G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rench Guian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outh America</text:p>
          </table:table-cell>
          <table:table-cell table:formula="of:=COM.MICROSOFT.CONCAT([.A77:.E77])" office:value-type="string" office:string-value="GF=French Guiana;South America" calcext:value-type="string">
            <text:p>GF=French Guiana;South America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78:.E78])" office:value-type="string" office:string-value="PF=French Polynesia;Oceania" calcext:value-type="string">
            <text:p>PF=French Polynesia;Oceania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rench Southern Territorie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79:.E79])" office:value-type="string" office:string-value="TF=French Southern Territories;Africa" calcext:value-type="string">
            <text:p>TF=French Southern Territories;Africa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80:.E80])" office:value-type="string" office:string-value="GA=Gabon;Africa" calcext:value-type="string">
            <text:p>GA=Gabon;Africa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81:.E81])" office:value-type="string" office:string-value="GM=Gambia;Africa" calcext:value-type="string">
            <text:p>GM=Gambia;Africa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82:.E82])" office:value-type="string" office:string-value="GE=Georgia;Asia" calcext:value-type="string">
            <text:p>GE=Georgia;Asia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83:.E83])" office:value-type="string" office:string-value="DE=Germany;Europe" calcext:value-type="string">
            <text:p>DE=Germany;Europe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84:.E84])" office:value-type="string" office:string-value="GH=Ghana;Africa" calcext:value-type="string">
            <text:p>GH=Ghana;Africa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85:.E85])" office:value-type="string" office:string-value="GI=Gibraltar;Europe" calcext:value-type="string">
            <text:p>GI=Gibraltar;Europe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86:.E86])" office:value-type="string" office:string-value="GR=Greece;Europe" calcext:value-type="string">
            <text:p>GR=Greece;Europe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87:.E87])" office:value-type="string" office:string-value="GL=Greenland;North America" calcext:value-type="string">
            <text:p>GL=Greenland;North America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88:.E88])" office:value-type="string" office:string-value="GD=Grenada;North America" calcext:value-type="string">
            <text:p>GD=Grenada;North America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89:.E89])" office:value-type="string" office:string-value="GP=Guadeloupe;North America" calcext:value-type="string">
            <text:p>GP=Guadeloupe;North America</text:p>
          </table:table-cell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90:.E90])" office:value-type="string" office:string-value="GU=Guam;Oceania" calcext:value-type="string">
            <text:p>GU=Guam;Oceania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91:.E91])" office:value-type="string" office:string-value="GT=Guatemala;North America" calcext:value-type="string">
            <text:p>GT=Guatemala;North America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92:.E92])" office:value-type="string" office:string-value="GG=Guernsey;Europe" calcext:value-type="string">
            <text:p>GG=Guernsey;Europe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93:.E93])" office:value-type="string" office:string-value="GN=Guinea;Africa" calcext:value-type="string">
            <text:p>GN=Guinea;Africa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94:.E94])" office:value-type="string" office:string-value="GW=Guinea-Bissau;Africa" calcext:value-type="string">
            <text:p>GW=Guinea-Bissau;Africa</text:p>
          </table:table-cell>
        </table:table-row>
        <table:table-row table:style-name="ro1">
          <table:table-cell office:value-type="string" calcext:value-type="string">
            <text:p>G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outh America</text:p>
          </table:table-cell>
          <table:table-cell table:formula="of:=COM.MICROSOFT.CONCAT([.A95:.E95])" office:value-type="string" office:string-value="GY=Guyana;South America" calcext:value-type="string">
            <text:p>GY=Guyana;South America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96:.E96])" office:value-type="string" office:string-value="HT=Haiti;North America" calcext:value-type="string">
            <text:p>HT=Haiti;North America</text:p>
          </table:table-cell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97:.E97])" office:value-type="string" office:string-value="HM=Heard Island and McDonald Islands;Oceania" calcext:value-type="string">
            <text:p>HM=Heard Island and McDonald Islands;Oceania</text:p>
          </table:table-cell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98:.E98])" office:value-type="string" office:string-value="HN=Honduras;North America" calcext:value-type="string">
            <text:p>HN=Honduras;North America</text:p>
          </table:table-cell>
        </table:table-row>
        <table:table-row table:style-name="ro1">
          <table:table-cell office:value-type="string" calcext:value-type="string">
            <text:p>H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99:.E99])" office:value-type="string" office:string-value="HK=Hong Kong;Asia" calcext:value-type="string">
            <text:p>HK=Hong Kong;Asia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00:.E100])" office:value-type="string" office:string-value="HU=Hungary;Europe" calcext:value-type="string">
            <text:p>HU=Hungary;Europe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01:.E101])" office:value-type="string" office:string-value="IS=Iceland;Europe" calcext:value-type="string">
            <text:p>IS=Iceland;Europ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02:.E102])" office:value-type="string" office:string-value="IN=India;Asia" calcext:value-type="string">
            <text:p>IN=India;Asi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03:.E103])" office:value-type="string" office:string-value="ID=Indonesia;Asia" calcext:value-type="string">
            <text:p>ID=Indonesia;Asia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04:.E104])" office:value-type="string" office:string-value="IR=Iran;Asia" calcext:value-type="string">
            <text:p>IR=Iran;Asia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05:.E105])" office:value-type="string" office:string-value="IQ=Iraq;Asia" calcext:value-type="string">
            <text:p>IQ=Iraq;Asia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06:.E106])" office:value-type="string" office:string-value="IE=Ireland;Europe" calcext:value-type="string">
            <text:p>IE=Ireland;Europe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07:.E107])" office:value-type="string" office:string-value="IM=Isle of Man;Europe" calcext:value-type="string">
            <text:p>IM=Isle of Man;Europe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08:.E108])" office:value-type="string" office:string-value="IL=Israel;Asia" calcext:value-type="string">
            <text:p>IL=Israel;Asia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09:.E109])" office:value-type="string" office:string-value="IT=Italy;Europe" calcext:value-type="string">
            <text:p>IT=Italy;Europe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110:.E110])" office:value-type="string" office:string-value="JM=Jamaica;North America" calcext:value-type="string">
            <text:p>JM=Jamaica;North America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11:.E111])" office:value-type="string" office:string-value="JP=Japan;Asia" calcext:value-type="string">
            <text:p>JP=Japan;Asia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12:.E112])" office:value-type="string" office:string-value="JE=Jersey;Europe" calcext:value-type="string">
            <text:p>JE=Jersey;Europe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13:.E113])" office:value-type="string" office:string-value="JO=Jordan;Asia" calcext:value-type="string">
            <text:p>JO=Jordan;Asia</text:p>
          </table:table-cell>
        </table:table-row>
        <table:table-row table:style-name="ro1">
          <table:table-cell office:value-type="string" calcext:value-type="string">
            <text:p>KZ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14:.E114])" office:value-type="string" office:string-value="KZ=Kazakhstan;Asia" calcext:value-type="string">
            <text:p>KZ=Kazakhstan;Asia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115:.E115])" office:value-type="string" office:string-value="KE=Kenya;Africa" calcext:value-type="string">
            <text:p>KE=Kenya;Africa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116:.E116])" office:value-type="string" office:string-value="KI=Kiribati;Oceania" calcext:value-type="string">
            <text:p>KI=Kiribati;Oceania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17:.E117])" office:value-type="string" office:string-value="KW=Kuwait;Asia" calcext:value-type="string">
            <text:p>KW=Kuwait;Asia</text:p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18:.E118])" office:value-type="string" office:string-value="KG=Kyrgyzstan;Asia" calcext:value-type="string">
            <text:p>KG=Kyrgyzstan;Asia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19:.E119])" office:value-type="string" office:string-value="LA=Laos;Asia" calcext:value-type="string">
            <text:p>LA=Laos;Asia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20:.E120])" office:value-type="string" office:string-value="LV=Latvia;Europe" calcext:value-type="string">
            <text:p>LV=Latvia;Europe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21:.E121])" office:value-type="string" office:string-value="LB=Lebanon;Asia" calcext:value-type="string">
            <text:p>LB=Lebanon;Asia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122:.E122])" office:value-type="string" office:string-value="LS=Lesotho;Africa" calcext:value-type="string">
            <text:p>LS=Lesotho;Africa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123:.E123])" office:value-type="string" office:string-value="LR=Liberia;Africa" calcext:value-type="string">
            <text:p>LR=Liberia;Africa</text:p>
          </table:table-cell>
        </table:table-row>
        <table:table-row table:style-name="ro1">
          <table:table-cell office:value-type="string" calcext:value-type="string">
            <text:p>L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124:.E124])" office:value-type="string" office:string-value="LY=Libya;Africa" calcext:value-type="string">
            <text:p>LY=Libya;Africa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25:.E125])" office:value-type="string" office:string-value="LI=Liechtenstein;Europe" calcext:value-type="string">
            <text:p>LI=Liechtenstein;Europe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26:.E126])" office:value-type="string" office:string-value="LT=Lithuania;Europe" calcext:value-type="string">
            <text:p>LT=Lithuania;Europe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27:.E127])" office:value-type="string" office:string-value="LU=Luxembourg;Europe" calcext:value-type="string">
            <text:p>LU=Luxembourg;Europe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28:.E128])" office:value-type="string" office:string-value="MO=Macao;Asia" calcext:value-type="string">
            <text:p>MO=Macao;Asia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129:.E129])" office:value-type="string" office:string-value="MG=Madagascar;Africa" calcext:value-type="string">
            <text:p>MG=Madagascar;Africa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130:.E130])" office:value-type="string" office:string-value="MW=Malawi;Africa" calcext:value-type="string">
            <text:p>MW=Malawi;Africa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31:.E131])" office:value-type="string" office:string-value="MY=Malaysia;Asia" calcext:value-type="string">
            <text:p>MY=Malaysia;Asia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32:.E132])" office:value-type="string" office:string-value="MV=Maldives;Asia" calcext:value-type="string">
            <text:p>MV=Maldives;Asia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133:.E133])" office:value-type="string" office:string-value="ML=Mali;Africa" calcext:value-type="string">
            <text:p>ML=Mali;Africa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34:.E134])" office:value-type="string" office:string-value="MT=Malta;Europe" calcext:value-type="string">
            <text:p>MT=Malta;Europe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135:.E135])" office:value-type="string" office:string-value="MH=Marshall Islands;Oceania" calcext:value-type="string">
            <text:p>MH=Marshall Islands;Oceania</text:p>
          </table:table-cell>
        </table:table-row>
        <table:table-row table:style-name="ro1">
          <table:table-cell office:value-type="string" calcext:value-type="string">
            <text:p>MQ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136:.E136])" office:value-type="string" office:string-value="MQ=Martinique;North America" calcext:value-type="string">
            <text:p>MQ=Martinique;North America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137:.E137])" office:value-type="string" office:string-value="MR=Mauritania;Africa" calcext:value-type="string">
            <text:p>MR=Mauritania;Africa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138:.E138])" office:value-type="string" office:string-value="MU=Mauritius;Africa" calcext:value-type="string">
            <text:p>MU=Mauritius;Africa</text:p>
          </table:table-cell>
        </table:table-row>
        <table:table-row table:style-name="ro1">
          <table:table-cell office:value-type="string" calcext:value-type="string">
            <text:p>Y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139:.E139])" office:value-type="string" office:string-value="YT=Mayotte;Africa" calcext:value-type="string">
            <text:p>YT=Mayotte;Africa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140:.E140])" office:value-type="string" office:string-value="MX=Mexico;North America" calcext:value-type="string">
            <text:p>MX=Mexico;North America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crones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141:.E141])" office:value-type="string" office:string-value="FM=Micronesia;Oceania" calcext:value-type="string">
            <text:p>FM=Micronesia;Oceania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42:.E142])" office:value-type="string" office:string-value="MD=Moldova;Europe" calcext:value-type="string">
            <text:p>MD=Moldova;Europe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43:.E143])" office:value-type="string" office:string-value="MC=Monaco;Europe" calcext:value-type="string">
            <text:p>MC=Monaco;Europe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44:.E144])" office:value-type="string" office:string-value="MN=Mongolia;Asia" calcext:value-type="string">
            <text:p>MN=Mongolia;Asia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45:.E145])" office:value-type="string" office:string-value="ME=Montenegro;Europe" calcext:value-type="string">
            <text:p>ME=Montenegro;Europe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146:.E146])" office:value-type="string" office:string-value="MS=Montserrat;North America" calcext:value-type="string">
            <text:p>MS=Montserrat;North America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147:.E147])" office:value-type="string" office:string-value="MA=Morocco;Africa" calcext:value-type="string">
            <text:p>MA=Morocco;Africa</text:p>
          </table:table-cell>
        </table:table-row>
        <table:table-row table:style-name="ro1">
          <table:table-cell office:value-type="string" calcext:value-type="string">
            <text:p>MZ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148:.E148])" office:value-type="string" office:string-value="MZ=Mozambique;Africa" calcext:value-type="string">
            <text:p>MZ=Mozambique;Africa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49:.E149])" office:value-type="string" office:string-value="MM=Myanmar;Asia" calcext:value-type="string">
            <text:p>MM=Myanmar;Asi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150:.E150])" office:value-type="string" office:string-value="NA=Namibia;Africa" calcext:value-type="string">
            <text:p>NA=Namibia;Africa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151:.E151])" office:value-type="string" office:string-value="NR=Nauru;Oceania" calcext:value-type="string">
            <text:p>NR=Nauru;Oceania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52:.E152])" office:value-type="string" office:string-value="NP=Nepal;Asia" calcext:value-type="string">
            <text:p>NP=Nepal;Asia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53:.E153])" office:value-type="string" office:string-value="NL=Netherlands;Europe" calcext:value-type="string">
            <text:p>NL=Netherlands;Europe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154:.E154])" office:value-type="string" office:string-value="NC=New Caledonia;Oceania" calcext:value-type="string">
            <text:p>NC=New Caledonia;Oceania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155:.E155])" office:value-type="string" office:string-value="NZ=New Zealand;Oceania" calcext:value-type="string">
            <text:p>NZ=New Zealand;Oceania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156:.E156])" office:value-type="string" office:string-value="NI=Nicaragua;North America" calcext:value-type="string">
            <text:p>NI=Nicaragua;North America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157:.E157])" office:value-type="string" office:string-value="NE=Niger;Africa" calcext:value-type="string">
            <text:p>NE=Niger;Africa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158:.E158])" office:value-type="string" office:string-value="NG=Nigeria;Africa" calcext:value-type="string">
            <text:p>NG=Nigeria;Africa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159:.E159])" office:value-type="string" office:string-value="NU=Niue;Oceania" calcext:value-type="string">
            <text:p>NU=Niue;Oceania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rfolk Islan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160:.E160])" office:value-type="string" office:string-value="NF=Norfolk Island;Oceania" calcext:value-type="string">
            <text:p>NF=Norfolk Island;Oceania</text:p>
          </table:table-cell>
        </table:table-row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61:.E161])" office:value-type="string" office:string-value="KP=North Korea;Asia" calcext:value-type="string">
            <text:p>KP=North Korea;Asia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62:.E162])" office:value-type="string" office:string-value="MK=North Macedonia;Europe" calcext:value-type="string">
            <text:p>MK=North Macedonia;Europe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rthern Mariana Island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163:.E163])" office:value-type="string" office:string-value="MP=Northern Mariana Islands;Oceania" calcext:value-type="string">
            <text:p>MP=Northern Mariana Islands;Oceania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64:.E164])" office:value-type="string" office:string-value="NO=Norway;Europe" calcext:value-type="string">
            <text:p>NO=Norway;Europe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65:.E165])" office:value-type="string" office:string-value="OM=Oman;Asia" calcext:value-type="string">
            <text:p>OM=Oman;Asia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66:.E166])" office:value-type="string" office:string-value="PK=Pakistan;Asia" calcext:value-type="string">
            <text:p>PK=Pakistan;Asia</text:p>
          </table:table-cell>
        </table:table-row>
        <table:table-row table:style-name="ro1">
          <table:table-cell office:value-type="string" calcext:value-type="string">
            <text:p>P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167:.E167])" office:value-type="string" office:string-value="PW=Palau;Oceania" calcext:value-type="string">
            <text:p>PW=Palau;Oceania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68:.E168])" office:value-type="string" office:string-value="PS=Palestine;Asia" calcext:value-type="string">
            <text:p>PS=Palestine;Asi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169:.E169])" office:value-type="string" office:string-value="PA=Panama;North America" calcext:value-type="string">
            <text:p>PA=Panama;North America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170:.E170])" office:value-type="string" office:string-value="PG=Papua New Guinea;Oceania" calcext:value-type="string">
            <text:p>PG=Papua New Guinea;Oceania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outh America</text:p>
          </table:table-cell>
          <table:table-cell table:formula="of:=COM.MICROSOFT.CONCAT([.A171:.E171])" office:value-type="string" office:string-value="PY=Paraguay;South America" calcext:value-type="string">
            <text:p>PY=Paraguay;South America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outh America</text:p>
          </table:table-cell>
          <table:table-cell table:formula="of:=COM.MICROSOFT.CONCAT([.A172:.E172])" office:value-type="string" office:string-value="PE=Peru;South America" calcext:value-type="string">
            <text:p>PE=Peru;South America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73:.E173])" office:value-type="string" office:string-value="PH=Philippines;Asia" calcext:value-type="string">
            <text:p>PH=Philippines;Asia</text:p>
          </table:table-cell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itcair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174:.E174])" office:value-type="string" office:string-value="PN=Pitcairn;Oceania" calcext:value-type="string">
            <text:p>PN=Pitcairn;Oceania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75:.E175])" office:value-type="string" office:string-value="PL=Poland;Europe" calcext:value-type="string">
            <text:p>PL=Poland;Europe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76:.E176])" office:value-type="string" office:string-value="PT=Portugal;Europe" calcext:value-type="string">
            <text:p>PT=Portugal;Europe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177:.E177])" office:value-type="string" office:string-value="PR=Puerto Rico;North America" calcext:value-type="string">
            <text:p>PR=Puerto Rico;North America</text:p>
          </table:table-cell>
        </table:table-row>
        <table:table-row table:style-name="ro1">
          <table:table-cell office:value-type="string" calcext:value-type="string">
            <text:p>Q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78:.E178])" office:value-type="string" office:string-value="QA=Qatar;Asia" calcext:value-type="string">
            <text:p>QA=Qatar;Asia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éunio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179:.E179])" office:value-type="string" office:string-value="RE=Réunion;Africa" calcext:value-type="string">
            <text:p>RE=Réunion;Africa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80:.E180])" office:value-type="string" office:string-value="RO=Romania;Europe" calcext:value-type="string">
            <text:p>RO=Romania;Europe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81:.E181])" office:value-type="string" office:string-value="RU=Russian Federation;Europe" calcext:value-type="string">
            <text:p>RU=Russian Federation;Europe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182:.E182])" office:value-type="string" office:string-value="RW=Rwanda;Africa" calcext:value-type="string">
            <text:p>RW=Rwanda;Africa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aint Barthélemy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183:.E183])" office:value-type="string" office:string-value="BL=Saint Barthélemy;North America" calcext:value-type="string">
            <text:p>BL=Saint Barthélemy;North America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184:.E184])" office:value-type="string" office:string-value="SH=Saint Helena, Ascension and Tristan da Cunha;Africa" calcext:value-type="string">
            <text:p>SH=Saint Helena, Ascension and Tristan da Cunha;Africa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185:.E185])" office:value-type="string" office:string-value="KN=Saint Kitts and Nevis;North America" calcext:value-type="string">
            <text:p>KN=Saint Kitts and Nevis;North America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186:.E186])" office:value-type="string" office:string-value="LC=Saint Lucia;North America" calcext:value-type="string">
            <text:p>LC=Saint Lucia;North America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aint Martin (French part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187:.E187])" office:value-type="string" office:string-value="MF=Saint Martin (French part);North America" calcext:value-type="string">
            <text:p>MF=Saint Martin (French part);North America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aint Pierre and Miquelo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188:.E188])" office:value-type="string" office:string-value="PM=Saint Pierre and Miquelon;North America" calcext:value-type="string">
            <text:p>PM=Saint Pierre and Miquelon;North America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189:.E189])" office:value-type="string" office:string-value="VC=Saint Vincent and the Grenadines;North America" calcext:value-type="string">
            <text:p>VC=Saint Vincent and the Grenadines;North America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190:.E190])" office:value-type="string" office:string-value="WS=Samoa;Oceania" calcext:value-type="string">
            <text:p>WS=Samoa;Oceania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91:.E191])" office:value-type="string" office:string-value="SM=San Marino;Europe" calcext:value-type="string">
            <text:p>SM=San Marino;Europe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192:.E192])" office:value-type="string" office:string-value="ST=Sao Tome and Principe;Africa" calcext:value-type="string">
            <text:p>ST=Sao Tome and Principe;Africa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93:.E193])" office:value-type="string" office:string-value="SA=Saudi Arabia;Asia" calcext:value-type="string">
            <text:p>SA=Saudi Arabia;Asia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194:.E194])" office:value-type="string" office:string-value="SN=Senegal;Africa" calcext:value-type="string">
            <text:p>SN=Senegal;Africa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195:.E195])" office:value-type="string" office:string-value="RS=Serbia;Europe" calcext:value-type="string">
            <text:p>RS=Serbia;Europe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196:.E196])" office:value-type="string" office:string-value="SC=Seychelles;Africa" calcext:value-type="string">
            <text:p>SC=Seychelles;Africa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197:.E197])" office:value-type="string" office:string-value="SL=Sierra Leone;Africa" calcext:value-type="string">
            <text:p>SL=Sierra Leone;Africa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198:.E198])" office:value-type="string" office:string-value="SG=Singapore;Asia" calcext:value-type="string">
            <text:p>SG=Singapore;Asia</text:p>
          </table:table-cell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int Maarten (Dutch part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199:.E199])" office:value-type="string" office:string-value="SX=Sint Maarten (Dutch part);North America" calcext:value-type="string">
            <text:p>SX=Sint Maarten (Dutch part);North America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200:.E200])" office:value-type="string" office:string-value="SK=Slovakia;Europe" calcext:value-type="string">
            <text:p>SK=Slovakia;Europe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201:.E201])" office:value-type="string" office:string-value="SI=Slovenia;Europe" calcext:value-type="string">
            <text:p>SI=Slovenia;Europe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202:.E202])" office:value-type="string" office:string-value="SB=Solomon Islands;Oceania" calcext:value-type="string">
            <text:p>SB=Solomon Islands;Oceania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203:.E203])" office:value-type="string" office:string-value="SO=Somalia;Africa" calcext:value-type="string">
            <text:p>SO=Somalia;Africa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204:.E204])" office:value-type="string" office:string-value="ZA=South Africa;Africa" calcext:value-type="string">
            <text:p>ZA=South Africa;Africa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outh America</text:p>
          </table:table-cell>
          <table:table-cell table:formula="of:=COM.MICROSOFT.CONCAT([.A205:.E205])" office:value-type="string" office:string-value="GS=South Georgia and the South Sandwich Islands;South America" calcext:value-type="string">
            <text:p>GS=South Georgia and the South Sandwich Islands;South America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206:.E206])" office:value-type="string" office:string-value="KR=South Korea;Asia" calcext:value-type="string">
            <text:p>KR=South Korea;Asia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207:.E207])" office:value-type="string" office:string-value="SS=South Sudan;Africa" calcext:value-type="string">
            <text:p>SS=South Sudan;Africa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208:.E208])" office:value-type="string" office:string-value="ES=Spain;Europe" calcext:value-type="string">
            <text:p>ES=Spain;Europe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209:.E209])" office:value-type="string" office:string-value="LK=Sri Lanka;Asia" calcext:value-type="string">
            <text:p>LK=Sri Lanka;Asia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210:.E210])" office:value-type="string" office:string-value="SD=Sudan;Africa" calcext:value-type="string">
            <text:p>SD=Sudan;Africa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outh America</text:p>
          </table:table-cell>
          <table:table-cell table:formula="of:=COM.MICROSOFT.CONCAT([.A211:.E211])" office:value-type="string" office:string-value="SR=Suriname;South America" calcext:value-type="string">
            <text:p>SR=Suriname;South America</text:p>
          </table:table-cell>
        </table:table-row>
        <table:table-row table:style-name="ro1">
          <table:table-cell office:value-type="string" calcext:value-type="string">
            <text:p>SJ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valbard and Jan Maye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212:.E212])" office:value-type="string" office:string-value="SJ=Svalbard and Jan Mayen;Europe" calcext:value-type="string">
            <text:p>SJ=Svalbard and Jan Mayen;Europe</text:p>
          </table:table-cell>
        </table:table-row>
        <table:table-row table:style-name="ro1">
          <table:table-cell office:value-type="string" calcext:value-type="string">
            <text:p>SZ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213:.E213])" office:value-type="string" office:string-value="SZ=Swaziland;Africa" calcext:value-type="string">
            <text:p>SZ=Swaziland;Africa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214:.E214])" office:value-type="string" office:string-value="SE=Sweden;Europe" calcext:value-type="string">
            <text:p>SE=Sweden;Europe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215:.E215])" office:value-type="string" office:string-value="CH=Switzerland;Europe" calcext:value-type="string">
            <text:p>CH=Switzerland;Europe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216:.E216])" office:value-type="string" office:string-value="SY=Syria;Asia" calcext:value-type="string">
            <text:p>SY=Syria;Asia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217:.E217])" office:value-type="string" office:string-value="TW=Taiwan;Asia" calcext:value-type="string">
            <text:p>TW=Taiwan;Asia</text:p>
          </table:table-cell>
        </table:table-row>
        <table:table-row table:style-name="ro1">
          <table:table-cell office:value-type="string" calcext:value-type="string">
            <text:p>TJ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218:.E218])" office:value-type="string" office:string-value="TJ=Tajikistan;Asia" calcext:value-type="string">
            <text:p>TJ=Tajikistan;Asia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219:.E219])" office:value-type="string" office:string-value="TZ=Tanzania;Africa" calcext:value-type="string">
            <text:p>TZ=Tanzania;Africa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220:.E220])" office:value-type="string" office:string-value="TH=Thailand;Asia" calcext:value-type="string">
            <text:p>TH=Thailand;Asia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221:.E221])" office:value-type="string" office:string-value="TL=Timor-Leste;Asia" calcext:value-type="string">
            <text:p>TL=Timor-Leste;Asia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222:.E222])" office:value-type="string" office:string-value="TG=Togo;Africa" calcext:value-type="string">
            <text:p>TG=Togo;Africa</text:p>
          </table:table-cell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223:.E223])" office:value-type="string" office:string-value="TK=Tokelau;Oceania" calcext:value-type="string">
            <text:p>TK=Tokelau;Oceania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224:.E224])" office:value-type="string" office:string-value="TO=Tonga;Oceania" calcext:value-type="string">
            <text:p>TO=Tonga;Oceania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225:.E225])" office:value-type="string" office:string-value="TT=Trinidad and Tobago;North America" calcext:value-type="string">
            <text:p>TT=Trinidad and Tobago;North America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226:.E226])" office:value-type="string" office:string-value="TN=Tunisia;Africa" calcext:value-type="string">
            <text:p>TN=Tunisia;Africa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227:.E227])" office:value-type="string" office:string-value="TR=Turkey;Asia" calcext:value-type="string">
            <text:p>TR=Turkey;Asia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228:.E228])" office:value-type="string" office:string-value="TM=Turkmenistan;Asia" calcext:value-type="string">
            <text:p>TM=Turkmenistan;Asia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229:.E229])" office:value-type="string" office:string-value="TC=Turks and Caicos Islands;North America" calcext:value-type="string">
            <text:p>TC=Turks and Caicos Islands;North America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230:.E230])" office:value-type="string" office:string-value="TV=Tuvalu;Oceania" calcext:value-type="string">
            <text:p>TV=Tuvalu;Oceania</text:p>
          </table:table-cell>
        </table:table-row>
        <table:table-row table:style-name="ro1">
          <table:table-cell office:value-type="string" calcext:value-type="string">
            <text:p>U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231:.E231])" office:value-type="string" office:string-value="UG=Uganda;Africa" calcext:value-type="string">
            <text:p>UG=Uganda;Africa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232:.E232])" office:value-type="string" office:string-value="UA=Ukraine;Europe" calcext:value-type="string">
            <text:p>UA=Ukraine;Europe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233:.E233])" office:value-type="string" office:string-value="AE=United Arab Emirates;Asia" calcext:value-type="string">
            <text:p>AE=United Arab Emirates;Asia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234:.E234])" office:value-type="string" office:string-value="GB=United Kingdom;Europe" calcext:value-type="string">
            <text:p>GB=United Kingdom;Europe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235:.E235])" office:value-type="string" office:string-value="US=United States;North America" calcext:value-type="string">
            <text:p>US=United States;North America</text:p>
          </table:table-cell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236:.E236])" office:value-type="string" office:string-value="UM=United States Minor Outlying Islands;Oceania" calcext:value-type="string">
            <text:p>UM=United States Minor Outlying Islands;Oceania</text:p>
          </table:table-cell>
        </table:table-row>
        <table:table-row table:style-name="ro1">
          <table:table-cell office:value-type="string" calcext:value-type="string">
            <text:p>U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outh America</text:p>
          </table:table-cell>
          <table:table-cell table:formula="of:=COM.MICROSOFT.CONCAT([.A237:.E237])" office:value-type="string" office:string-value="UY=Uruguay;South America" calcext:value-type="string">
            <text:p>UY=Uruguay;South America</text:p>
          </table:table-cell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238:.E238])" office:value-type="string" office:string-value="UZ=Uzbekistan;Asia" calcext:value-type="string">
            <text:p>UZ=Uzbekistan;Asia</text:p>
          </table:table-cell>
        </table:table-row>
        <table:table-row table:style-name="ro1">
          <table:table-cell office:value-type="string" calcext:value-type="string">
            <text:p>V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239:.E239])" office:value-type="string" office:string-value="VU=Vanuatu;Oceania" calcext:value-type="string">
            <text:p>VU=Vanuatu;Oceania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Vatican City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urope</text:p>
          </table:table-cell>
          <table:table-cell table:formula="of:=COM.MICROSOFT.CONCAT([.A240:.E240])" office:value-type="string" office:string-value="VA=Vatican City;Europe" calcext:value-type="string">
            <text:p>VA=Vatican City;Europe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outh America</text:p>
          </table:table-cell>
          <table:table-cell table:formula="of:=COM.MICROSOFT.CONCAT([.A241:.E241])" office:value-type="string" office:string-value="VE=Venezuela;South America" calcext:value-type="string">
            <text:p>VE=Venezuela;South America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242:.E242])" office:value-type="string" office:string-value="VN=Vietnam;Asia" calcext:value-type="string">
            <text:p>VN=Vietnam;Asia</text:p>
          </table:table-cell>
        </table:table-row>
        <table:table-row table:style-name="ro1">
          <table:table-cell office:value-type="string" calcext:value-type="string">
            <text:p>V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Virgin Islands, British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243:.E243])" office:value-type="string" office:string-value="VG=Virgin Islands, British;North America" calcext:value-type="string">
            <text:p>VG=Virgin Islands, British;North America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Virgin Islands, U.S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orth America</text:p>
          </table:table-cell>
          <table:table-cell table:formula="of:=COM.MICROSOFT.CONCAT([.A244:.E244])" office:value-type="string" office:string-value="VI=Virgin Islands, U.S.;North America" calcext:value-type="string">
            <text:p>VI=Virgin Islands, U.S.;North America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allis and Futuna Island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ceania</text:p>
          </table:table-cell>
          <table:table-cell table:formula="of:=COM.MICROSOFT.CONCAT([.A245:.E245])" office:value-type="string" office:string-value="WF=Wallis and Futuna Islands;Oceania" calcext:value-type="string">
            <text:p>WF=Wallis and Futuna Islands;Oceania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246:.E246])" office:value-type="string" office:string-value="EH=Western Sahara;Africa" calcext:value-type="string">
            <text:p>EH=Western Sahara;Africa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ia</text:p>
          </table:table-cell>
          <table:table-cell table:formula="of:=COM.MICROSOFT.CONCAT([.A247:.E247])" office:value-type="string" office:string-value="YE=Yemen;Asia" calcext:value-type="string">
            <text:p>YE=Yemen;Asia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248:.E248])" office:value-type="string" office:string-value="ZM=Zambia;Africa" calcext:value-type="string">
            <text:p>ZM=Zambia;Africa</text:p>
          </table:table-cell>
        </table:table-row>
        <table:table-row table:style-name="ro1">
          <table:table-cell office:value-type="string" calcext:value-type="string">
            <text:p>Z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frica</text:p>
          </table:table-cell>
          <table:table-cell table:formula="of:=COM.MICROSOFT.CONCAT([.A249:.E249])" office:value-type="string" office:string-value="ZW=Zimbabwe;Africa" calcext:value-type="string">
            <text:p>ZW=Zimbabwe;Africa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</table:table>
      <table:named-expressions/>
      <table:database-ranges>
        <table:database-range table:name="__Anonymous_Sheet_DB__0" table:target-range-address="Лист1.A1:Лист1.F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.00.0000</text:date>, <text:time style:data-style-name="N2" text:time-value="11:28:56.47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8T20:58:17.983000000</meta:creation-date>
    <dc:date>2023-11-19T11:30:06.269000000</dc:date>
    <meta:editing-duration>PT3H9M7S</meta:editing-duration>
    <meta:editing-cycles>69</meta:editing-cycles>
    <meta:generator>LibreOffice/7.5.4.2$Windows_X86_64 LibreOffice_project/36ccfdc35048b057fd9854c757a8b67ec53977b6</meta:generator>
    <meta:document-statistic meta:table-count="1" meta:cell-count="1494" meta:object-count="0"/>
  </office:meta>
</office:document-meta>
</file>